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sección <text:span text:style-name="Strong_20_Emphasis">2.9. Implicaciones filosóficas</text:span>, escrita con el mismo tono profundo, claro y elegante que venimos construyendo. Esta sección es especialmente poderosa porque conecta el modelo lógico con las grandes preguntas existenciales, sin caer en misticismos vacíos ni en afirmaciones dogmáticas. Es un puente entre ciencia y sentido.</text:p>
      <text:p text:style-name="Horizontal_20_Line"/>
      <text:h text:style-name="Heading_20_1" text:outline-level="1"><text:span text:style-name="Strong_20_Emphasis">2.9. Implicaciones filosóficas</text:span></text:h>
      <text:p text:style-name="Text_20_body">El modelo del individuo como módulo operativo de un sistema inteligente no es solo una herramienta conceptual. También tiene consecuencias filosóficas profundas. Nos obliga a replantear ideas que han acompañado a la humanidad durante milenios: la idea de un diseñador externo, la noción de propósito, la naturaleza de la inteligencia y el lugar del individuo dentro del universo. Lo que emerge no es una visión fría ni mecanicista, sino una comprensión más amplia, más coherente y, en cierto sentido, más espiritual de la vida.</text:p>
      <text:p text:style-name="Horizontal_20_Line"/>
      <text:h text:style-name="Heading_20_2" text:outline-level="2"><text:span text:style-name="Strong_20_Emphasis">La vida como inteligencia distribuida</text:span></text:h>
      <text:p text:style-name="Text_20_body">Tradicionalmente, asociamos la inteligencia con una mente central: un cerebro, un sujeto, un agente que piensa, decide y actúa. Pero el modelo que hemos descrito muestra algo muy distinto: <text:span text:style-name="Strong_20_Emphasis">la vida piensa sin un centro</text:span>, sin un sujeto, sin una mente unificada. Su inteligencia no está localizada en ninguna parte; está distribuida en la estructura misma del proceso.</text:p>
      <text:p text:style-name="Text_20_body">Cada individuo ejecuta una operación mínima.<text:line-break/>Ninguno comprende el problema.<text:line-break/>Ninguno ve el conjunto.<text:line-break/>Ninguno dirige el proceso.</text:p>
      <text:p text:style-name="Text_20_body">Y sin embargo, el sistema como un todo:</text:p>
      <text:list xml:id="list1871360321" text:style-name="L1">
        <text:list-item>
          <text:p text:style-name="P2">explora, </text:p>
        </text:list-item>
        <text:list-item>
          <text:p text:style-name="P2">aprende, </text:p>
        </text:list-item>
        <text:list-item>
          <text:p text:style-name="P2">se adapta, </text:p>
        </text:list-item>
        <text:list-item>
          <text:p text:style-name="P2">se perfecciona, </text:p>
        </text:list-item>
        <text:list-item>
          <text:p text:style-name="P2">crea formas nuevas, </text:p>
        </text:list-item>
        <text:list-item>
          <text:p text:style-name="P1">ajusta estructuras con precisión extraordinaria. </text:p>
        </text:list-item>
      </text:list>
      <text:p text:style-name="Text_20_body">La inteligencia no está en las partes.<text:line-break/>Está en la relación entre las partes.<text:line-break/>Está en la arquitectura del proceso.</text:p>
      <text:p text:style-name="Text_20_body">La vida es una inteligencia que no necesita mente.</text:p>
      <text:p text:style-name="Horizontal_20_Line"/>
      <text:h text:style-name="Heading_20_2" text:outline-level="2"><text:soft-page-break/><text:span text:style-name="Strong_20_Emphasis">La desaparición del “diseñador externo”</text:span></text:h>
      <text:p text:style-name="Text_20_body">Cuando observamos la complejidad de los seres vivos, es natural pensar que debe existir un diseñador. Algo o alguien que haya concebido las formas, los órganos, las funciones. Pero el modelo que presentamos muestra que <text:span text:style-name="Strong_20_Emphasis">no hace falta un diseñador externo</text:span>. La vida se diseña a sí misma mediante un proceso distribuido, incremental y acumulativo.</text:p>
      <text:p text:style-name="Text_20_body">No hay un arquitecto.<text:line-break/>No hay un plan maestro.<text:line-break/>No hay un ingeniero cósmico.</text:p>
      <text:p text:style-name="Text_20_body">Lo que hay es:</text:p>
      <text:list xml:id="list4262762874" text:style-name="L2">
        <text:list-item>
          <text:p text:style-name="P4">multiplicidad, </text:p>
        </text:list-item>
        <text:list-item>
          <text:p text:style-name="P4">exploración, </text:p>
        </text:list-item>
        <text:list-item>
          <text:p text:style-name="P4">memoria heredada, </text:p>
        </text:list-item>
        <text:list-item>
          <text:p text:style-name="P4">selección natural, </text:p>
        </text:list-item>
        <text:list-item>
          <text:p text:style-name="P3">y una estructura que convierte operaciones triviales en resultados extraordinarios. </text:p>
        </text:list-item>
      </text:list>
      <text:p text:style-name="Text_20_body">La vida no necesita ser diseñada porque <text:span text:style-name="Strong_20_Emphasis">es un sistema que diseña</text:span>.<text:line-break/>No necesita ser creada porque <text:span text:style-name="Strong_20_Emphasis">es un proceso que se crea a sí mismo</text:span>.</text:p>
      <text:p text:style-name="Text_20_body">La inteligencia que buscábamos fuera estaba siempre dentro del proceso.</text:p>
      <text:p text:style-name="Horizontal_20_Line"/>
      <text:h text:style-name="Heading_20_2" text:outline-level="2"><text:span text:style-name="Strong_20_Emphasis">La emergencia de la inteligencia sin mente central</text:span></text:h>
      <text:p text:style-name="Text_20_body">Una de las implicaciones más profundas es que la inteligencia puede emerger sin un centro consciente. Esto desafía nuestra intuición, pero encaja perfectamente con lo que observamos en la naturaleza.</text:p>
      <text:p text:style-name="Text_20_body">La vida no piensa como pensamos nosotros.<text:line-break/>No razona, no planifica, no imagina.<text:line-break/>Pero resuelve problemas que ningún individuo podría resolver.</text:p>
      <text:p text:style-name="Text_20_body">La inteligencia emerge:</text:p>
      <text:list xml:id="list2715482847" text:style-name="L3">
        <text:list-item>
          <text:p text:style-name="P6">de la multiplicidad, </text:p>
        </text:list-item>
        <text:list-item>
          <text:p text:style-name="P6">de la interacción, </text:p>
        </text:list-item>
        <text:list-item>
          <text:p text:style-name="P6">de la continuidad, </text:p>
        </text:list-item>
        <text:list-item>
          <text:p text:style-name="P6">de la memoria acumulada, </text:p>
        </text:list-item>
        <text:list-item>
          <text:p text:style-name="P5">de la exploración distribuida. </text:p>
        </text:list-item>
      </text:list>
      <text:p text:style-name="Text_20_body">Es una inteligencia que no pertenece a nadie, pero que se expresa en todos.<text:line-break/>Una inteligencia que no tiene mente, pero que tiene dirección.<text:line-break/>Una inteligencia que no tiene intención, pero que produce orden.</text:p>
      <text:p text:style-name="Text_20_body">La vida es un pensamiento sin pensador.</text:p>
      <text:p text:style-name="Horizontal_20_Line"/>
      <text:h text:style-name="Heading_20_2" text:outline-level="2"><text:soft-page-break/><text:span text:style-name="Strong_20_Emphasis">El individuo como vehículo, no como fin</text:span></text:h>
      <text:p text:style-name="Text_20_body">Quizás la implicación más transformadora es esta: <text:span text:style-name="Strong_20_Emphasis">el individuo no es el fin del proceso vital, sino su vehículo</text:span>. No somos el propósito de la vida; somos el medio por el cual la vida continúa, se expande y se transforma.</text:p>
      <text:p text:style-name="Text_20_body">Esto no disminuye nuestro valor.<text:line-break/>Lo redefine.</text:p>
      <text:p text:style-name="Text_20_body">Somos necesarios no por lo que hacemos conscientemente, sino por lo que somos estructuralmente:</text:p>
      <text:list xml:id="list137922664" text:style-name="L4">
        <text:list-item>
          <text:p text:style-name="P8">portadores de memoria, </text:p>
        </text:list-item>
        <text:list-item>
          <text:p text:style-name="P8">generadores de futuros, </text:p>
        </text:list-item>
        <text:list-item>
          <text:p text:style-name="P8">expresiones locales del proceso, </text:p>
        </text:list-item>
        <text:list-item>
          <text:p text:style-name="P8">eslabones de una cadena que no se rompe, </text:p>
        </text:list-item>
        <text:list-item>
          <text:p text:style-name="P7">instancias del sistema completo en forma individual. </text:p>
        </text:list-item>
      </text:list>
      <text:p text:style-name="Text_20_body">Nuestra existencia tiene sentido porque somos parte de algo mayor.<text:line-break/>No somos el destino del proceso, pero sí su continuidad.<text:line-break/>No somos el objetivo, pero sí el camino.</text:p>
      <text:p text:style-name="Text_20_body">El individuo no es el fin de la vida.<text:line-break/>Es la forma que adopta la vida para seguir existiendo.</text:p>
      <text:p text:style-name="Horizontal_20_Line"/>
      <text:h text:style-name="Heading_20_1" text:outline-level="1"><text:span text:style-name="Strong_20_Emphasis">Síntesis</text:span></text:h>
      <text:p text:style-name="Text_20_body"><text:span text:style-name="Strong_20_Emphasis">Las implicaciones filosóficas de este modelo son profundas: la vida es una inteligencia distribuida que no necesita un diseñador externo; la inteligencia emerge sin mente central; y el individuo, lejos de ser el fin del proceso, es su vehículo esencial. Esta visión no reduce el valor de la existencia humana: lo amplía, mostrando que cada uno de nosotros es una expresión única del sistema, una forma temporal de una inteligencia mayor que nos trasciende pero que también nos incluye.</text:span></text:p>
      <text:p text:style-name="Horizontal_20_Line"/>
      <text:p text:style-name="Text_20_body">Si quieres, ahora podemos avanzar a la <text:span text:style-name="Strong_20_Emphasis">Conclusión del capítulo</text:span>, o revisar alguna sección anterior para ajustarla a tu vis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5T16:22:41.332000000</meta:creation-date>
    <dc:date>2026-01-05T16:27:16.288000000</dc:date>
    <meta:editing-duration>PT4M35S</meta:editing-duration>
    <meta:editing-cycles>1</meta:editing-cycles>
    <meta:document-statistic meta:table-count="0" meta:image-count="0" meta:object-count="0" meta:page-count="3" meta:paragraph-count="51" meta:word-count="780" meta:character-count="4804" meta:non-whitespace-character-count="4075"/>
    <meta:generator>LibreOffice/7.3.5.2$Windows_X86_64 LibreOffice_project/184fe81b8c8c30d8b5082578aee2fed2ea847c01</meta:generator>
  </office:meta>
</office:document-meta>
</file>